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12" style:family="table">
      <style:table-properties style:width="6.7063in" table:align="left" style:may-break-between-rows="true" style:writing-mode="lr-tb"/>
    </style:style>
    <style:style style:name="Tabel12.A" style:family="table-column">
      <style:table-column-properties style:column-width="1.8021in"/>
    </style:style>
    <style:style style:name="Tabel12.B" style:family="table-column">
      <style:table-column-properties style:column-width="4.9042in"/>
    </style:style>
    <style:style style:name="Tabel12.1" style:family="table-row">
      <style:table-row-properties style:keep-together="false" fo:keep-together="always"/>
    </style:style>
    <style:style style:name="Tabel12.A1" style:family="table-cell">
      <style:table-cell-properties style:vertical-align="top" fo:background-color="#ccffff" fo:padding="0.0382in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el12.B1" style:family="table-cell">
      <style:table-cell-properties style:vertical-align="top" fo:background-color="#ccffff" fo:padding="0.0382in" fo:border="0.05pt solid #000000" style:writing-mode="lr-tb">
        <style:background-image/>
      </style:table-cell-properties>
    </style:style>
    <style:style style:name="Tabel12.A2" style:family="table-cell">
      <style:table-cell-properties style:vertical-align="top" fo:padding="0.0382in" fo:border-left="0.05pt solid #000000" fo:border-right="none" fo:border-top="none" fo:border-bottom="0.05pt solid #000000" style:writing-mode="lr-tb"/>
    </style:style>
    <style:style style:name="Tabel12.B2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el12.A3" style:family="table-cell">
      <style:table-cell-properties style:vertical-align="top" fo:background-color="#ccffff" fo:padding="0.0382in" fo:border-left="0.05pt solid #000000" fo:border-right="none" fo:border-top="none" fo:border-bottom="0.05pt solid #000000" style:writing-mode="lr-tb">
        <style:background-image/>
      </style:table-cell-properties>
    </style:style>
    <style:style style:name="Tabel12.B3" style:family="table-cell">
      <style:table-cell-properties style:vertical-align="top" fo:background-color="#ccffff" fo:padding="0.0382in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el12.A4" style:family="table-cell">
      <style:table-cell-properties style:vertical-align="top" fo:padding="0.0382in" fo:border-left="0.05pt solid #000000" fo:border-right="none" fo:border-top="none" fo:border-bottom="0.05pt solid #000000" style:writing-mode="lr-tb"/>
    </style:style>
    <style:style style:name="Tabel12.B4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el12.A6" style:family="table-cell">
      <style:table-cell-properties style:vertical-align="top" fo:padding="0.0382in" fo:border-left="0.05pt solid #000000" fo:border-right="none" fo:border-top="none" fo:border-bottom="0.05pt solid #000000" style:writing-mode="lr-tb"/>
    </style:style>
    <style:style style:name="Tabel12.B6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el12.A8" style:family="table-cell">
      <style:table-cell-properties style:vertical-align="top" fo:padding="0.0382in" fo:border-left="0.05pt solid #000000" fo:border-right="none" fo:border-top="none" fo:border-bottom="0.05pt solid #000000" style:writing-mode="lr-tb"/>
    </style:style>
    <style:style style:name="Tabel12.B8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 style:snap-to-layout-grid="false"/>
    </style:style>
    <style:style style:name="P3" style:family="paragraph" style:parent-style-name="Table_20_Heading">
      <style:paragraph-properties fo:text-align="start" style:justify-single-word="false" style:snap-to-layout-grid="false"/>
    </style:style>
    <style:style style:name="T1" style:family="text">
      <style:text-properties fo:font-size="6pt" style:font-size-asian="5.25pt" style:font-size-complex="6pt"/>
    </style:style>
    <style:style style:name="fr1" style:family="graphic" style:parent-style-name="Frame">
      <style:graphic-properties style:wrap="none" style:vertical-pos="from-top" style:vertical-rel="paragraph" style:horizontal-pos="right" style:horizontal-rel="paragraph" fo:padding="0in" fo:border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draw:a xlink:type="simple" xlink:href="" office:name="Logo"><draw:frame draw:style-name="fr1" draw:name="image: asimage(o.create_uid.company_id.logo)" text:anchor-type="paragraph" svg:y="0.0043in" svg:width="0.7874in" draw:z-index="0"><draw:text-box fo:min-height="0.1965in"><text:p text:style-name="Frame_20_contents"/></draw:text-box></draw:frame></draw:a><text:span text:style-name="T1"><text:placeholder text:placeholder-type="text">&lt;setLang(o.partner_id and o.partner_id.lang or 'en_US')&gt;</text:placeholder></text:span><text:placeholder text:placeholder-type="text">&lt;o.name&gt;</text:placeholder></text:h>
      <text:p text:style-name="Text_20_body"><text:placeholder text:placeholder-type="text">&lt;translate('For')&gt;</text:placeholder> <text:placeholder text:placeholder-type="text">&lt;o.partner_id and o.partner_id.name or ""&gt;</text:placeholder></text:p>
      <text:h text:style-name="Heading_20_2" text:outline-level="2"><text:placeholder text:placeholder-type="text">&lt;translate('Revisions')&gt;</text:placeholder></text:h>
      <text:p text:style-name="Text_20_body"><text:placeholder text:placeholder-type="text">&lt;for each="u in o.version_tag_ids"&gt;</text:placeholder></text:p>
      <text:p text:style-name="Text_20_body"><text:placeholder text:placeholder-type="text">&lt;formatLang(u.date, date=True)&gt;</text:placeholder> <text:placeholder text:placeholder-type="text">&lt; u.user&gt;</text:placeholder>: <text:placeholder text:placeholder-type="text">&lt;u.name&gt;</text:placeholder></text:p>
      <text:p text:style-name="Text_20_body"><text:placeholder text:placeholder-type="text">&lt;/for&gt;</text:placeholder></text:p>
      <text:h text:style-name="Heading_20_2" text:outline-level="2"><text:placeholder text:placeholder-type="text">&lt;o.description and translate('Introduction')&gt;</text:placeholder></text:h>
      <text:p text:style-name="Text_20_body"><text:placeholder text:placeholder-type="text">&lt;o.description&gt;</text:placeholder></text:p>
      <text:h text:style-name="Heading_20_2" text:outline-level="2"><text:placeholder text:placeholder-type="text">&lt;translate("Use cases")&gt;</text:placeholder></text:h>
      <text:p text:style-name="Standard"><text:placeholder text:placeholder-type="text">&lt;for each="u in o.use_case_ids"&gt;</text:placeholder></text:p>
      <table:table table:name="Tabel12" table:style-name="Tabel12">
        <table:table-column table:style-name="Tabel12.A"/>
        <table:table-column table:style-name="Tabel12.B"/>
        <table:table-row table:style-name="Tabel12.1">
          <table:table-cell table:style-name="Tabel12.A1" office:value-type="string">
            <text:p text:style-name="P3">Use Case</text:p>
          </table:table-cell>
          <table:table-cell table:style-name="Tabel12.B1" office:value-type="string">
            <text:p text:style-name="P3"><text:placeholder text:placeholder-type="text">&lt;u.name&gt;</text:placeholder></text:p>
          </table:table-cell>
        </table:table-row>
        <table:table-row table:style-name="Tabel12.1">
          <table:table-cell table:style-name="Tabel12.A6" office:value-type="string">
            <text:p text:style-name="P2">Actor</text:p>
          </table:table-cell>
          <table:table-cell table:style-name="Tabel12.B6" office:value-type="string">
            <text:p text:style-name="P2"><text:placeholder text:placeholder-type="text">&lt;", ".join([a.name for a in u.actor_ids])&gt;</text:placeholder></text:p>
          </table:table-cell>
        </table:table-row>
        <table:table-row table:style-name="Tabel12.1">
          <table:table-cell table:style-name="Tabel12.A3" office:value-type="string">
            <text:p text:style-name="P2">Precondition</text:p>
          </table:table-cell>
          <table:table-cell table:style-name="Tabel12.B3" office:value-type="string">
            <text:p text:style-name="P2"><text:placeholder text:placeholder-type="text">&lt;u.precondition or '-'&gt;</text:placeholder></text:p>
          </table:table-cell>
        </table:table-row>
        <table:table-row table:style-name="Tabel12.1">
          <table:table-cell table:style-name="Tabel12.A6" office:value-type="string">
            <text:p text:style-name="P2">Description</text:p>
          </table:table-cell>
          <table:table-cell table:style-name="Tabel12.B6" office:value-type="string">
            <text:p text:style-name="P2"><text:placeholder text:placeholder-type="text">&lt;u.description&gt;</text:placeholder></text:p>
          </table:table-cell>
        </table:table-row>
        <table:table-row table:style-name="Tabel12.1">
          <table:table-cell table:style-name="Tabel12.A3" office:value-type="string">
            <text:p text:style-name="P2">Result</text:p>
          </table:table-cell>
          <table:table-cell table:style-name="Tabel12.B3" office:value-type="string">
            <text:p text:style-name="P2"><text:placeholder text:placeholder-type="text">&lt;u.result&gt;</text:placeholder></text:p>
          </table:table-cell>
        </table:table-row>
        <table:table-row table:style-name="Tabel12.1">
          <table:table-cell table:style-name="Tabel12.A6" office:value-type="string">
            <text:p text:style-name="P2">Exception</text:p>
          </table:table-cell>
          <table:table-cell table:style-name="Tabel12.B6" office:value-type="string">
            <text:p text:style-name="P2"><text:placeholder text:placeholder-type="text">&lt;u.exceptions or '-'&gt;</text:placeholder></text:p>
          </table:table-cell>
        </table:table-row>
        <table:table-row table:style-name="Tabel12.1">
          <table:table-cell table:style-name="Tabel12.A3" office:value-type="string">
            <text:p text:style-name="P2">Implementation</text:p>
          </table:table-cell>
          <table:table-cell table:style-name="Tabel12.B3" office:value-type="string">
            <text:p text:style-name="P2"><text:placeholder text:placeholder-type="text">&lt;u.implementation or '-'&gt;</text:placeholder></text:p>
          </table:table-cell>
        </table:table-row>
        <table:table-row table:style-name="Tabel12.1">
          <table:table-cell table:style-name="Tabel12.A8" office:value-type="string">
            <text:p text:style-name="P2">Workload</text:p>
          </table:table-cell>
          <table:table-cell table:style-name="Tabel12.B8" office:value-type="string">
            <text:p text:style-name="P2"><text:placeholder text:placeholder-type="text">&lt;for each="w in u.workload_ids"&gt;</text:placeholder></text:p>
            <text:p text:style-name="Table_20_Contents"><text:placeholder text:placeholder-type="text">&lt;w.optional and "(" + translate('Optional') + ") " or ""&gt;</text:placeholder><text:placeholder text:placeholder-type="text">&lt;w.name and (w.name + ": ") or ""&gt;</text:placeholder><text:placeholder text:placeholder-type="text">&lt;formatLang(w.hours)&gt;</text:placeholder> <text:placeholder text:placeholder-type="text">&lt;translate('Hours')&gt;</text:placeholder></text:p>
            <text:p text:style-name="P2"><text:placeholder text:placeholder-type="text">&lt;/for&gt;</text:placeholder></text:p>
          </table:table-cell>
        </table:table-row>
      </table:table>
      <text:p text:style-name="Text_20_body"/>
      <text:p text:style-name="Text_20_body"><text:placeholder text:placeholder-type="text">&lt;/for&gt;</text:placeholder></text:p>
      <text:p text:style-name="Text_20_body"><text:placeholder text:placeholder-type="text">&lt;translate('Total number of hours')&gt;</text:placeholder>: <text:placeholder text:placeholder-type="text">&lt;formatLang(o.hours_total)&gt;</text:placeholder> <text:placeholder text:placeholder-type="text">&lt;o.hours_total_optional and (translate('of which') + " " + str(formatLang(o.hours_total_optional)) + " " + translate('optional')) or ""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nl" fo:country="NL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translate('Page')&gt;</text:placeholder> <text:page-number text:select-page="current">1</text:page-number> <text:placeholder text:placeholder-type="text">&lt;translate('of')&gt;</text:placeholder>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6T13:11:25</meta:creation-date>
    <dc:date>2012-10-01T21:26:52</dc:date>
    <meta:editing-duration>PT4H5M37S</meta:editing-duration>
    <meta:editing-cycles>51</meta:editing-cycles>
    <meta:generator>LibreOffice/3.4$Unix LibreOffice_project/340m1$Build-402</meta:generator>
    <meta:document-statistic meta:table-count="1" meta:image-count="0" meta:object-count="0" meta:page-count="1" meta:paragraph-count="31" meta:word-count="100" meta:character-count="958" meta:non-whitespace-character-count="889"/>
  </office:meta>
</office:document-meta>
</file>